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1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/>
  </office:automatic-styles>
  <office:body>
    <office:spreadsheet>
      <table:table table:name="pre" table:style-name="ta1">
        <table:table-column table:style-name="co1" table:number-columns-repeated="1024" table:default-cell-style-name="ce4"/>
        <table:table-row table:style-name="ro1">
          <table:table-cell office:value-type="string">
            <text:p>t_user</text:p>
          </table:table-cell>
          <table:table-cell office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2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5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00/00/00</text:date>, <text:time style:data-style-name="N2" text:time-value="0000-00-00T11:05:2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17T11:06:00</dc:date>
    <meta:editing-duration>PT1H24M53S</meta:editing-duration>
    <meta:editing-cycles>18</meta:editing-cycles>
    <meta:generator>LibreOffice/4.0.2.2$MacOSX_x86 LibreOffice_project/4c82dcdd6efcd48b1d8bba66bfe1989deee49c3</meta:generator>
    <meta:document-statistic meta:table-count="4" meta:cell-count="94" meta:object-count="0"/>
  </office:meta>
</office:document-meta>
</file>